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4/16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  <text:p text:style-name="P11"/>
      <text:p text:style-name="P11">Sun 12/25/16 <text:span text:style-name="T1">1.6 miles</text:span></text:p>
      <text:p text:style-name="P11">I ran 1.6 miles in about 15 minutes on a level road.</text:p>
      <text:p text:style-name="P11"/>
      <text:p text:style-name="P11">Mon 12/26/16 <text:span text:style-name="T1">10.4 miles</text:span></text:p>
      <text:p text:style-name="P11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1">I repeated the above run. <text:s/>The time was 59:42 or 11:56/mile.</text:p>
      <text:p text:style-name="P11">I warmed down with a 0.4 mile walk.</text:p>
      <text:p text:style-name="P11"/>
      <text:p text:style-name="P11">Tues 12/27/16 <text:s/><text:span text:style-name="T1">6.5 miles</text:span></text:p>
      <text:p text:style-name="P11">I ran 6 miles out and back on a hilly course. <text:s/>The total ascent along the course was 490 ft. <text:s/>It was 34 degrees out and I wore sweats and gloves. <text:s/>Time 54:52 or 9:08/mile. </text:p>
      <text:p text:style-name="P11">I warmed down with a 0.5 mile jog.</text:p>
      <text:p text:style-name="P11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<text:s/>12/29/16 <text:s/>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list xml:id="list6446178236641459137" text:style-name="L1">
        <text:list-item>
          <text:list>
            <text:list-header>
              <text:p text:style-name="P2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9T14:24:47.81</dc:date>
    <dc:creator>James Lombardi</dc:creator>
    <meta:editing-duration>PT23H42M37S</meta:editing-duration>
    <meta:editing-cycles>150</meta:editing-cycles>
    <meta:generator>OpenOffice/4.1.2$Win32 OpenOffice.org_project/412m3$Build-9782</meta:generator>
    <meta:document-statistic meta:table-count="0" meta:image-count="0" meta:object-count="0" meta:page-count="12" meta:paragraph-count="417" meta:word-count="4148" meta:character-count="20657"/>
  </office:meta>
</office:document-meta>
</file>